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 svg:font-family=""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JP Bold" svg:font-family="'Noto Sans CJK JP Bold'" style:font-family-generic="system"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justify" style:justify-single-word="false"/>
      <style:text-properties style:font-name="F" fo:font-size="12pt" fo:language="en" fo:country="US" fo:font-weight="normal" style:font-name-asian="F1" style:font-size-asian="12pt" style:language-asian="zh" style:country-asian="CN" style:font-weight-asian="normal" style:font-name-complex="F1" style:font-size-complex="12pt" style:font-weight-complex="normal"/>
    </style:style>
    <style:style style:name="P3" style:family="paragraph" style:parent-style-name="Standard">
      <style:paragraph-properties fo:margin-left="8.89cm" fo:margin-right="0cm" fo:text-align="justify" style:justify-single-word="false" fo:text-indent="0.741cm" style:auto-text-indent="false"/>
    </style:style>
    <style:style style:name="P4" style:family="paragraph" style:parent-style-name="Standard" style:master-page-name="Standard">
      <style:paragraph-properties fo:line-height="115%" fo:text-align="justify" style:justify-single-word="false" style:page-number="auto"/>
    </style:style>
    <style:style style:name="T1" style:family="text">
      <style:text-properties fo:font-size="12pt" fo:font-weight="normal" style:font-name-asian="Noto Sans CJK JP Bold" style:font-size-asian="12pt" style:font-weight-asian="normal" style:font-size-complex="12pt" style:font-weight-complex="normal"/>
    </style:style>
    <style:style style:name="T2" style:family="text">
      <style:text-properties style:font-name="F" fo:font-size="12pt" fo:font-weight="normal" style:font-name-asian="F1" style:font-size-asian="12pt" style:font-weight-asian="normal" style:font-name-complex="F1" style:font-size-complex="12pt" style:font-weight-complex="normal"/>
    </style:style>
    <style:style style:name="T3" style:family="text">
      <style:text-properties style:font-name="F" fo:font-size="12pt" fo:language="en" fo:country="US" fo:font-weight="normal" style:font-size-asian="12pt" style:language-asian="zh" style:country-asian="CN" style:font-weight-asian="normal" style:font-name-complex="F1" style:font-size-complex="12pt" style:font-weight-complex="normal"/>
    </style:style>
    <style:style style:name="T4" style:family="text">
      <style:text-properties style:font-name="F" fo:font-size="12pt" fo:language="en" fo:country="US" fo:font-weight="normal" style:font-name-asian="F1" style:font-size-asian="12pt" style:language-asian="zh" style:country-asian="CN" style:font-weight-asian="normal" style:font-name-complex="F1" style:font-size-complex="12pt" style:font-weight-complex="normal"/>
    </style:style>
    <style:style style:name="T5" style:family="text">
      <style:text-properties style:font-name="F" fo:font-size="12pt" fo:language="en" fo:country="US" fo:font-weight="normal" style:font-name-asian="F1" style:font-size-asian="12pt" style:font-weight-asian="normal" style:font-name-complex="F1" style:font-size-complex="12pt" style:font-weight-complex="normal"/>
    </style:style>
    <style:style style:name="T6" style:family="text">
      <style:text-properties fo:font-size="14pt" fo:language="en" fo:country="US" style:font-name-asian="宋体" style:font-size-asian="14pt" style:language-asian="zh" style:country-asian="CN" style:font-size-complex="18pt"/>
    </style:style>
    <style:style style:name="T7" style:family="text">
      <style:text-properties fo:font-size="14pt" fo:language="en" fo:country="US" style:font-size-asian="14pt" style:language-asian="zh" style:country-asian="CN"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xt:tab/></text:span><text:span text:style-name="T2">现在机器人的分类主要分为工业机器人、服务机器人以及其他，工业机器人主要用于工业生产。而服务机器人的概念十分宽泛，包括专业领域服务机器人和家庭服务机器人，应用在非生产工作上。下面主要介绍各种种类的服务机器人以及对未来服务机器人的展望。</text:span></text:p>
      <text:p text:style-name="P1"><text:span text:style-name="T2"><text:tab/>高楼清洗机器人：该机器人由机器人本体和地面支援机器人小车两大部分组成。机器人本体可以根据实际情况沿着玻璃墙面爬行并进行外墙的清洗工作。</text:span></text:p>
      <text:p text:style-name="P1"><text:span text:style-name="T2">地面支援机器人与机器人本体通过管道连接，在本体工作时进行为本体供电、供气、供水以及回收污水等配套工作。</text:span></text:p>
      <text:p text:style-name="P1"><text:span text:style-name="T2"><text:tab/>扫地机器人：扫地机器人的发展历史已经有20多年，算是比较早的家用服务机器人，发展至今已经更新换代多次。扫地机器人基本的功能是使用刷扫和真空吸附等动作，清理地板上的垃圾，清洗地面的污迹、灰尘等。同时机器人上还具有一定的智能，能够自主地实现路径规划以及运动、避开障碍物等。</text:span></text:p>
      <text:p text:style-name="P1"><text:span text:style-name="T2"><text:tab/>迎宾服务机器人：该机器人一般工作在大型建筑物大厅，能够实现人体识别，并且为客人提供语音介绍、信息查询或者是其他服务。该类机器人能够用于酒店、大型商场、银行等场所。如果是在银行，机器人可能会为客人提供配号排队功能; 如果是在大型商场，机器人可能会提供关于商场的各种信息查询服务等。这一类机器人可以根据预设定程序提供不同的服务，但归根到底是类似的。</text:span></text:p>
      <text:p text:style-name="P1"><text:span text:style-name="T2"><text:tab/>智能音箱：亚马逊在2014年推出Echo智能音箱后，互联网巨头们纷纷涉</text:span><text:soft-page-break/><text:span text:style-name="T2">足该行业。国内也有诸如天猫精灵、小米智能音箱等产品，通过语音输入能够控制音乐播放暂停以及其他功能，如查询天气、消遣娱乐等。现在智能音箱不再局限于它的音乐播放功能。很多公司在智能家居系统这个领域进行了很多拓展工作，上市了不少智能家居设备，目前能够利用智能音箱控制其他的设备，如台灯、电视等等。</text:span></text:p>
      <text:p text:style-name="P1"><text:span text:style-name="T2"><text:tab/>送餐机器人：该类机器人服务于餐厅，能够完成顾客点餐、送餐等功能。前些年的送餐机器人需要铺设在地面磁轨才能开展工作，并且配送速度慢，效率比较低，并没有很大的实用价值。但近些年来，送餐机器人的</text:span><text:span text:style-name="T3">能力</text:span><text:span text:style-name="T2">有了很大的提升，包括实现无轨导航等功能。</text:span></text:p>
      <text:p text:style-name="P1"><text:span text:style-name="T2"><text:tab/>教育机器人：该类机器人主要分成两大块，一类是以乐高乐博等以操作型为主的机器人，另外一类</text:span><text:span text:style-name="T4">是勇艺达、智伴、优必选等学习</text:span><text:span text:style-name="T2">娱乐型，主要利用海量教育资源，为孩子们提供个性化学习。</text:span></text:p>
      <text:p text:style-name="P1"><text:span text:style-name="T2"><text:tab/>巡检机器人：巡检机器人以移动机器人为</text:span><text:span text:style-name="T3">基础</text:span><text:span text:style-name="T2">，</text:span><text:span text:style-name="T3">在此之上，装</text:span><text:span text:style-name="T2">配上摄像头、红外热成像仪及激光扫描设备等</text:span><text:span text:style-name="T3">等。通过这些视觉类设备，巡检机器人便</text:span><text:span text:style-name="T2">能够完成障碍物检测识别与定位、</text:span><text:span text:style-name="T3">自主路径规划、</text:span><text:span text:style-name="T2">自主作业规划</text:span><text:span text:style-name="T3">等</text:span><text:span text:style-name="T2">，然后</text:span><text:span text:style-name="T3">完成所设定的</text:span><text:span text:style-name="T2">环境</text:span><text:span text:style-name="T3">巡查</text:span><text:span text:style-name="T2">工作</text:span><text:span text:style-name="T3">并及时将信息传输回控制中心</text:span><text:span text:style-name="T2">。</text:span></text:p>
      <text:p text:style-name="P1"><text:span text:style-name="T2"><text:tab/>我理想中的</text:span><text:span text:style-name="T4">服务机器人是一个通过语音作为输入，各种功能集成在单个实体上的类人形机器人，具有视觉、听觉、语音输出、自主移动等能力，能够完成打扫卫生、晾收衣物、收拾东西、烧菜做饭等家庭任务，能够帮助孩子进行</text:span><text:soft-page-break/><text:span text:style-name="T4">个性化学习，能够为用户提供信息查询、多国语言翻译等任务，以及能够陪伴用户进行下棋、纸牌等消遣娱乐活动。还有，希望它能够通过网络连接其他设备如灯、电视等，凭借语音输入自如地控制其他设备。理想中的这个机器人的移动能力能够接近人类，而不是像目前的机器人这么生硬。</text:span><text:span text:style-name="T3">如果未来真的做出了这样的机器人，希望能够压低制造成本，真正走进家庭里面。</text:span></text:p>
      <text:p text:style-name="P1"><text:span text:style-name="T4"><text:tab/>总的来说，这是一个具备人类运动能力，能够听懂人类语音输入的指令，按照输入的指令，去完成对应的任务，有点人类的“超级保姆”的感觉</text:span><text:span text:style-name="T3">。但是又不希望它像人类那么“聪明”，能够完成布置下去的任务就行了。</text:span></text:p>
      <text:p text:style-name="P1"><text:span text:style-name="T4"><text:tab/></text:span><text:span text:style-name="T3">假如</text:span><text:span text:style-name="T4">人类真的能够做出这个机器人，</text:span><text:span text:style-name="T3">我觉得</text:span><text:span text:style-name="T4">还是很有意义的。首先，如果说工业机器人把工人从生产线上解放了出来，那么这个机器人能够把人类从家居任务中解放出来，因为这个机器人几乎能够帮助人类完成所有的家居工作，只是需要动嘴，工作就</text:span><text:span text:style-name="T3">被</text:span><text:span text:style-name="T4">这个机器人做完了；然后，人类在家中不需要做太多家务的时候，便有更多的时间做一些愉悦身心、提高自我精神的事情，比如看书、看电影等</text:span><text:span text:style-name="T3">等；最后，这个机器人的出世可能顺便解决了谁来做家务、谁做得多谁做得少之类的问题，可能会有利于家庭和睦。</text:span></text:p>
      <text:p text:style-name="P2"/>
      <text:p text:style-name="P3"><text:bookmark text:name="_GoBack"/><text:span text:style-name="T6">——1711510</text:span><text:span text:style-name="T7">张兆鹏</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 svg:font-family=""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JP Bold" svg:font-family="'Noto Sans CJK JP Bold'" style:font-family-generic="system"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F1" style:font-size-asian="10pt" style:language-asian="zh" style:country-asian="CN" style:font-name-complex="宋体"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Calibri" fo:font-size="10.5pt" fo:language="en" fo:country="US" style:letter-kerning="true" style:font-name-asian="F1" style:font-size-asian="10pt" style:language-asian="zh" style:country-asian="CN" style:font-name-complex="宋体"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fo:color="#00000a" style:font-name="Calibri" fo:font-family="Calibri" style:font-family-generic="roman" style:font-pitch="variable" fo:font-size="10.5pt" fo:language="en" fo:country="US" style:font-name-asian="F1" style:font-family-generic-asian="system" style:font-pitch-asian="variable" style:font-size-asian="10.5pt" style:language-asian="zh" style:country-asian="CN" style:font-name-complex="宋体" style:font-family-complex="宋体"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标题1" style:family="paragraph" style:parent-style-name="Standard"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索引" style:family="paragraph" style:parent-style-name="Standard" style:default-outline-level="">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423cm" style:layout-grid-ruby-height="0.127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7T09:49:00</meta:creation-date>
    <meta:initial-creator>Diego</meta:initial-creator>
    <dc:creator>Diego</dc:creator>
    <dc:date>2020-02-27T10:48:33</dc:date>
    <meta:editing-cycles>6</meta:editing-cycles>
    <meta:editing-duration>P0D</meta:editing-duration>
    <meta:generator>LibreOffice/5.1.6.2$Linux_X86_64 LibreOffice_project/10m0$Build-2</meta:generator>
    <meta:document-statistic meta:table-count="0" meta:image-count="0" meta:object-count="0" meta:page-count="3" meta:paragraph-count="13" meta:word-count="1624" meta:character-count="1651" meta:non-whitespace-character-count="1639"/>
    <meta:user-defined meta:name="DocSecurity" meta:value-type="float">0</meta:user-defined>
    <meta:user-defined meta:name="KSOProductBuildVer">2052-11.1.0.9513</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